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9e2d3" officeooo:paragraph-rsid="0009e2d3" style:font-weight-asian="bold" style:font-weight-complex="bold"/>
    </style:style>
    <style:style style:name="P2" style:family="paragraph" style:parent-style-name="Standard" style:list-style-name="L1">
      <style:text-properties style:text-underline-style="solid" style:text-underline-width="auto" style:text-underline-color="font-color" fo:font-weight="bold" officeooo:rsid="0009e2d3" officeooo:paragraph-rsid="000bb4d8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bb4d8" officeooo:paragraph-rsid="000bb4d8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09e2d3" officeooo:paragraph-rsid="0009e2d3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b6ee4" officeooo:paragraph-rsid="0009e2d3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b6ee4" officeooo:paragraph-rsid="000bb4d8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bb4d8" officeooo:paragraph-rsid="000bb4d8" style:font-weight-asian="normal" style:font-weight-complex="normal"/>
    </style:style>
    <style:style style:name="P8" style:family="paragraph" style:parent-style-name="Standard" style:list-style-name="L1">
      <style:text-properties style:text-underline-style="none" fo:font-weight="normal" officeooo:rsid="000bb4d8" officeooo:paragraph-rsid="000bb4d8" style:font-weight-asian="normal" style:font-weight-complex="normal"/>
    </style:style>
    <style:style style:name="P9" style:family="paragraph" style:parent-style-name="Standard" style:list-style-name="L1">
      <style:text-properties style:text-underline-style="none" fo:font-weight="normal" officeooo:rsid="000bb4d8" officeooo:paragraph-rsid="000f2965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bb4d8" officeooo:paragraph-rsid="000f2965" style:font-weight-asian="normal" style:font-weight-complex="normal"/>
    </style:style>
    <style:style style:name="T1" style:family="text">
      <style:text-properties officeooo:rsid="000d52f7"/>
    </style:style>
    <style:style style:name="T2" style:family="text">
      <style:text-properties officeooo:rsid="000f2965"/>
    </style:style>
    <style:style style:name="T3" style:family="text">
      <style:text-properties officeooo:rsid="000fc63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Install and Use OpenGL in Debian Based Linux Versions </text:p>
      <text:p text:style-name="P1"/>
      <text:p text:style-name="P1">What is OpenGl?</text:p>
      <text:p text:style-name="P5"/>
      <text:p text:style-name="P6">OpenGL(Open Graphics Library) is a cross-language, cross-platform Application Programming Interface(API) that has a wide variety of functions that enable manipulation of graphics(3d and 2d vectors) and images.</text:p>
      <text:p text:style-name="P4"/>
      <text:p text:style-name="P1"/>
      <text:p text:style-name="P1"/>
      <text:p text:style-name="P3">Wh<text:span text:style-name="T3">o </text:span>is this guide <text:span text:style-name="T3">for</text:span>?</text:p>
      <text:p text:style-name="P3"/>
      <text:p text:style-name="P7">This guide is useful to Computer Science students that are taking Computer Graphics as a unit or those who are simply trying to use OpenGL on a Debian OS.</text:p>
      <text:p text:style-name="P1"/>
      <text:p text:style-name="P1"/>
      <text:p text:style-name="P1"/>
      <text:p text:style-name="P3">How to Install OpenGL</text:p>
      <text:p text:style-name="P3"/>
      <text:list xml:id="list1448077153" text:style-name="L1">
        <text:list-item>
          <text:p text:style-name="P8">sudo apt update.</text:p>
        </text:list-item>
      </text:list>
      <text:p text:style-name="P7"/>
      <text:list xml:id="list151733200456373" text:continue-numbering="true" text:style-name="L1">
        <text:list-item>
          <text:p text:style-name="P8">sudo apt install freeglut3-dev</text:p>
        </text:list-item>
      </text:list>
      <text:p text:style-name="P7"/>
      <text:list xml:id="list151732377203636" text:continue-numbering="true" text:style-name="L1">
        <text:list-item>
          <text:p text:style-name="P8">sudo apt-get install freeglut3 freeglut3-dev libglew-dev</text:p>
        </text:list-item>
      </text:list>
      <text:p text:style-name="P7"/>
      <text:list xml:id="list151732533554273" text:continue-numbering="true" text:style-name="L1">
        <text:list-item>
          <text:p text:style-name="P9">sudo apt-get install mesa-utils <text:s/></text:p>
          <text:list>
            <text:list-header>
              <text:p text:style-name="P9">- <text:s/><text:span text:style-name="T2">mesa-utils package enables use of glxinfo command.</text:span></text:p>
            </text:list-header>
          </text:list>
        </text:list-item>
      </text:list>
      <text:p text:style-name="P7"/>
      <text:list xml:id="list151732827529591" text:continue-numbering="true" text:style-name="L1">
        <text:list-item>
          <text:p text:style-name="P8">glxinfo <text:s/></text:p>
          <text:list>
            <text:list-header>
              <text:p text:style-name="P8">- <text:s/>lists info about the OpenGLvcapable visuals</text:p>
            </text:list-header>
          </text:list>
        </text:list-item>
      </text:list>
      <text:p text:style-name="P7"/>
      <text:list xml:id="list151732574002360" text:continue-numbering="true" text:style-name="L1">
        <text:list-item>
          <text:p text:style-name="P9">g++ &lt;file_name.cc&gt; -lglut -lGL -lGLEW -lGLU -o OpenGLExample <text:s/></text:p>
        </text:list-item>
      </text:list>
      <text:p text:style-name="P10"/>
      <text:list xml:id="list151733511348625" text:continue-numbering="true" text:style-name="L1">
        <text:list-item>
          <text:list>
            <text:list-header>
              <text:p text:style-name="P9">- <text:s/><text:span text:style-name="T1">This will link the OpenGL libraries to the program and compile it.</text:span></text:p>
            </text:list-header>
          </text:list>
        </text:list-item>
      </text:list>
      <text:p text:style-name="P10"/>
      <text:list xml:id="list151732183742856" text:continue-numbering="true" text:style-name="L1">
        <text:list-item>
          <text:p text:style-name="P8">./OpenGLExample <text:s/></text:p>
          <text:list>
            <text:list-header>
              <text:p text:style-name="P8">- <text:s text:c="2"/>is the name used to open the OpenGL visual referenced from the file</text:p>
            </text:list-header>
          </text:list>
          <text:p text:style-name="P2"/>
        </text:list-item>
      </text:list>
      <text:p text:style-name="P1"/>
      <text:p text:style-name="P1">Cons of using OpenGL on Linux</text:p>
      <text:p text:style-name="P1"/>
      <text:p text:style-name="P7">There is little documentation regarding how to tackle errors 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3T14:30:22.810470531</meta:creation-date>
    <dc:date>2022-02-03T15:17:32.022737738</dc:date>
    <meta:editing-duration>PT13M46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171" meta:character-count="1051" meta:non-whitespace-character-count="892"/>
  </office:meta>
</office:document-meta>
</file>